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0FC9FF2A56D5E25B580.png" manifest:media-type="image/png"/>
  <manifest:file-entry manifest:full-path="Pictures/10000001000002D7000001B908662A3E7C22ADF5.png" manifest:media-type="image/png"/>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Standard">
      <style:text-properties officeooo:rsid="005de160" officeooo:paragraph-rsid="005de160"/>
    </style:style>
    <style:style style:name="P77" style:family="paragraph" style:parent-style-name="Standard">
      <style:text-properties officeooo:rsid="0065d92c" officeooo:paragraph-rsid="0065d92c"/>
    </style:style>
    <style:style style:name="P78" style:family="paragraph" style:parent-style-name="Text_20_body" style:list-style-name="L1"/>
    <style:style style:name="P7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ce9178" loext:opacity="100%"/>
    </style:style>
    <style:style style:name="T41" style:family="text">
      <style:text-properties fo:color="#dcdcaa" loext:opacity="100%"/>
    </style:style>
    <style:style style:name="T42" style:family="text">
      <style:text-properties officeooo:rsid="004f1af2"/>
    </style:style>
    <style:style style:name="T43" style:family="text">
      <style:text-properties officeooo:rsid="00503059"/>
    </style:style>
    <style:style style:name="T44" style:family="text">
      <style:text-properties officeooo:rsid="00528500"/>
    </style:style>
    <style:style style:name="T45" style:family="text">
      <style:text-properties officeooo:rsid="00538093"/>
    </style:style>
    <style:style style:name="T46" style:family="text">
      <style:text-properties officeooo:rsid="005796b0"/>
    </style:style>
    <style:style style:name="T47" style:family="text">
      <style:text-properties officeooo:rsid="005b6010"/>
    </style:style>
    <style:style style:name="T48" style:family="text">
      <style:text-properties officeooo:rsid="005c13d2"/>
    </style:style>
    <style:style style:name="T49" style:family="text">
      <style:text-properties officeooo:rsid="005c6d23"/>
    </style:style>
    <style:style style:name="T50" style:family="text">
      <style:text-properties officeooo:rsid="005f3c57"/>
    </style:style>
    <style:style style:name="T51" style:family="text">
      <style:text-properties officeooo:rsid="0060232f"/>
    </style:style>
    <style:style style:name="T52" style:family="text">
      <style:text-properties officeooo:rsid="00613cc9"/>
    </style:style>
    <style:style style:name="T53" style:family="text">
      <style:text-properties officeooo:rsid="0065d92c"/>
    </style:style>
    <style:style style:name="T54" style:family="text">
      <style:text-properties officeooo:rsid="00670b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3" draw:name="Image2" text:anchor-type="char" svg:x="3.6972in" svg:y="0.6693in" svg:width="3.5661in" svg:height="2.1283in" draw:z-index="1"><draw:image xlink:href="Pictures/100000010000039800000205601E381BA507C7C2.png" xlink:type="simple" xlink:show="embed" xlink:actuate="onLoad" draw:mime-type="image/png"/></draw:frame><draw:frame draw:style-name="fr3"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1436650577" text:style-name="L1">
        <text:list-item>
          <text:p text:style-name="P79"><text:span text:style-name="T3">ld</text:span> - the GNU linker. </text:p>
        </text:list-item>
        <text:list-item>
          <text:p text:style-name="P79"><text:span text:style-name="T3">as</text:span> - the GNU assembler. </text:p>
        </text:list-item>
        <text:list-item>
          <text:p text:style-name="P78"><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0">"</text:span><text:span text:style-name="T38">$HOME</text:span><text:span text:style-name="T40">/opt/cross"</text:span></text:p>
      <text:p text:style-name="P68"><text:span text:style-name="T37"><text:tab/>export</text:span> <text:span text:style-name="T38">TARGET</text:span><text:span text:style-name="T39">=</text:span><text:span text:style-name="T40">i686-elf</text:span></text:p>
      <text:p text:style-name="P68"><text:span text:style-name="T37"><text:tab/>export</text:span> <text:span text:style-name="T38">PATH</text:span><text:span text:style-name="T39">=</text:span><text:span text:style-name="T40">"</text:span><text:span text:style-name="T38">$PREFIX</text:span><text:span text:style-name="T40">/bin:</text:span><text:span text:style-name="T38">$PATH</text:span><text:span text:style-name="T40">"</text:span></text:p>
      <text:p text:style-name="P68"><text:span text:style-name="T41"><text:tab/>make</text:span> <text:span text:style-name="T40">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2">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2">i için kaynak yine var (</text:span><text:a xlink:type="simple" xlink:href="https://wiki.osdev.org/ATA_read/write_sectors" text:style-name="Internet_20_link" text:visited-style-name="Visited_20_Internet_20_Link"><text:span text:style-name="T42">https://wiki.osdev.org/ATA_read/write_sectors</text:span></text:a><text:span text:style-name="T42">) <text:s/></text:span><text:span text:style-name="T43">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4">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5">Bu adresi biz belirledik ve değişebiliyor</text:span><text:span text:style-name="T44"> </text:span><text:span text:style-name="T45">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5">https://wiki.osdev.org/Memory_Map_(x86)</text:span></text:a><text:span text:style-name="T45">)</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6">What a view captain, huh?</text:span></text:p>
      <text:p text:style-name="P38"/>
      <text:p text:style-name="P38">- <text:span text:style-name="T47">Alignment Issues</text:span></text:p>
      <text:p text:style-name="P38"/>
      <text:p text:style-name="P38">- <text:span text:style-name="T48">C code</text:span></text:p>
      <text:p text:style-name="P39">C ile kod yazmak için bazı eklemeler gerçekleştirdik. Öncelikle kernel.c ve kernel.h oluşturduk ve içerisinde kernel_main adında bir fonksiyon oluşturduk. Bunun derlenmesi <text:span text:style-name="T49">(Makefile içerisinde ekleme yaptık)</text:span> ve Assembly içerisindeki start rutininden bunun çağırılmasını <text:span text:style-name="T49">(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0">İlginç gelebilir ancak yine belirli adresler </text:span><text:span text:style-name="T51">var bunu yapmak için. </text:span><text:span text:style-name="T52">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3">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p>
      <text:p text:style-name="P75"/>
      <text:p text:style-name="P77">Interrupt Descriptor Array: yukarıda oluşturduğumuz struct’tan oluşan array’dir. Ve her bir eleman bir interrupt’a denk gelir. Bunun için de basitçe bir struct oluşturabiliriz (IDT’nin base adresi ve boyutunu belirler). <text:span text:style-name="T54">Bunu implemente etmek için de kodlarımızı oluşturduk.</text:span></text:p>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3T22:54:44.242382062</dc:date>
    <meta:editing-duration>PT8H8M57S</meta:editing-duration>
    <meta:editing-cycles>45</meta:editing-cycles>
    <meta:generator>LibreOffice/7.3.7.2$Linux_X86_64 LibreOffice_project/30$Build-2</meta:generator>
    <meta:document-statistic meta:table-count="0" meta:image-count="18" meta:object-count="0" meta:page-count="11" meta:paragraph-count="176" meta:word-count="2423" meta:character-count="18048" meta:non-whitespace-character-count="15740"/>
  </office:meta>
</office:document-meta>
</file>